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09C15384CAA8B55E03C.png" manifest:media-type="image/png"/>
  <manifest:file-entry manifest:full-path="Pictures/10000201000000EE000001573BFD48AB8A07EB4E.png" manifest:media-type="image/png"/>
  <manifest:file-entry manifest:full-path="Pictures/10001659000010DB0000102A7F62189C27F116D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00aaad" draw:marker-start-width="0.359cm" draw:marker-end="Arrow" draw:marker-end-width="0.459cm" draw:fill="none" draw:textarea-vertical-align="botto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aaad" draw:marker-start="Arrow" draw:marker-start-width="0.459cm" draw:marker-end-width="0.359cm" draw:textarea-vertical-align="botto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74cm" svg:height="6.304cm" svg:x="2.214cm" svg:y="4.094cm">
          <draw:image xlink:href="Pictures/10000201000000EE000001573BFD48AB8A07EB4E.png" xlink:type="simple" xlink:show="embed" xlink:actuate="onLoad">
            <text:p/>
          </draw:image>
        </draw:frame>
        <draw:frame draw:style-name="gr2" draw:text-style-name="P3" draw:layer="layout" svg:width="4.314cm" svg:height="4.137cm" svg:x="13.7cm" svg:y="5.191cm">
          <draw:image xlink:href="Pictures/10001659000010DB0000102A7F62189C27F116DD.svg" xlink:type="simple" xlink:show="embed" xlink:actuate="onLoad">
            <text:p text:style-name="P2"><text:span text:style-name="T1">Phone / </text:span></text:p>
            <text:p text:style-name="P2"><text:span text:style-name="T1">Smart Speaker</text:span></text:p>
          </draw:image>
          <draw:image xlink:href="Pictures/10000201000000A30000009C15384CAA8B55E03C.png" xlink:type="simple" xlink:show="embed" xlink:actuate="onLoad"/>
        </draw:frame>
        <draw:line draw:style-name="gr3" draw:text-style-name="P4" draw:layer="layout" svg:x1="7.731cm" svg:y1="6.715cm" svg:x2="13.827cm" svg:y2="6.715cm">
          <text:p text:style-name="P2"><text:span text:style-name="T2">Question</text:span></text:p>
        </draw:line>
        <draw:line draw:style-name="gr4" draw:text-style-name="P5" draw:layer="layout" svg:x1="7.858cm" svg:y1="8.62cm" svg:x2="13.7cm" svg:y2="8.62cm">
          <text:p text:style-name="P2"><text:span text:style-name="T2">Answer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16:59:06.396524336</meta:creation-date>
    <dc:date>2020-09-04T17:02:35.860573867</dc:date>
    <meta:editing-duration>PT3M29S</meta:editing-duration>
    <meta:editing-cycles>1</meta:editing-cycles>
    <meta:generator>LibreOffice/6.0.7.3$Linux_X86_64 LibreOffice_project/00m0$Build-3</meta:generator>
    <meta:document-statistic meta:object-count="4"/>
  </office:meta>
</office:document-meta>
</file>